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Neutrif" svg:font-family="Neutrif, sans-serif"/>
    <style:font-face style:name="Roboto" svg:font-family="Roboto, Arial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'Apple Color Emoji', 'Segoe UI Emoji', 'Segoe UI Web'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4292f" style:font-name="ui-monospace" fo:font-size="9.75pt" fo:letter-spacing="normal" fo:font-style="normal" fo:font-weight="normal" officeooo:rsid="001db6be" officeooo:paragraph-rsid="001db6be"/>
    </style:style>
    <style:style style:name="P2" style:family="paragraph" style:parent-style-name="Preformatted_20_Text">
      <style:text-properties fo:font-variant="normal" fo:text-transform="none" fo:color="#24292f" style:font-name="ui-monospace" fo:font-size="9.75pt" fo:letter-spacing="normal" fo:font-style="normal" fo:font-weight="normal" officeooo:rsid="001f261d" officeooo:paragraph-rsid="001f261d"/>
    </style:style>
    <style:style style:name="P3" style:family="paragraph" style:parent-style-name="Preformatted_20_Text">
      <style:text-properties fo:font-variant="normal" fo:text-transform="none" fo:color="#696969" style:font-name="SFMono-Regular" fo:font-size="10.5pt" fo:letter-spacing="normal" fo:font-style="normal" fo:font-weight="normal" officeooo:rsid="001f261d" officeooo:paragraph-rsid="001f261d"/>
    </style:style>
    <style:style style:name="P4" style:family="paragraph" style:parent-style-name="Standard">
      <style:text-properties officeooo:rsid="001db6be" officeooo:paragraph-rsid="001db6be"/>
    </style:style>
    <style:style style:name="P5" style:family="paragraph" style:parent-style-name="Standard">
      <style:text-properties fo:font-variant="normal" fo:text-transform="none" fo:color="#242424" style:font-name="apple-system" fo:font-size="10.5pt" fo:letter-spacing="normal" fo:font-style="normal" fo:font-weight="normal" officeooo:rsid="001db6be" officeooo:paragraph-rsid="001db6be"/>
    </style:style>
    <style:style style:name="P6" style:family="paragraph" style:parent-style-name="Standard">
      <style:text-properties fo:font-variant="normal" fo:text-transform="none" fo:color="#242424" style:font-name="apple-system" fo:font-size="10.5pt" fo:letter-spacing="normal" fo:font-style="normal" fo:font-weight="normal" officeooo:rsid="001db6be" officeooo:paragraph-rsid="0026e289"/>
    </style:style>
    <style:style style:name="P7" style:family="paragraph" style:parent-style-name="Standard">
      <style:text-properties fo:font-variant="normal" fo:text-transform="none" fo:color="#242424" style:font-name="apple-system" fo:font-size="10.5pt" fo:letter-spacing="normal" fo:font-style="normal" fo:font-weight="bold" officeooo:rsid="001db6be" officeooo:paragraph-rsid="001db6be" style:font-weight-asian="bold" style:font-weight-complex="bold"/>
    </style:style>
    <style:style style:name="P8" style:family="paragraph" style:parent-style-name="Standard">
      <style:text-properties fo:font-variant="normal" fo:text-transform="none" fo:color="#242424" style:font-name="apple-system" fo:font-size="10.5pt" fo:letter-spacing="normal" fo:font-style="normal" fo:font-weight="bold" officeooo:rsid="0026e289" officeooo:paragraph-rsid="0026e289" style:font-weight-asian="bold" style:font-weight-complex="bold"/>
    </style:style>
    <style:style style:name="P9" style:family="paragraph" style:parent-style-name="Standard">
      <style:text-properties fo:font-variant="normal" fo:text-transform="none" fo:color="#242424" style:font-name="apple-system" fo:font-size="10.5pt" fo:letter-spacing="normal" fo:font-style="normal" fo:font-weight="bold" officeooo:rsid="001db6be" officeooo:paragraph-rsid="001db6be"/>
    </style:style>
    <style:style style:name="P10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1db6be" officeooo:paragraph-rsid="001db6be" fo:background-color="#1e1e1e"/>
    </style:style>
    <style:style style:name="P11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20f5ee" officeooo:paragraph-rsid="0020f5ee" fo:background-color="#1e1e1e"/>
    </style:style>
    <style:style style:name="P12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1db6be" officeooo:paragraph-rsid="001db6be"/>
    </style:style>
    <style:style style:name="P13" style:family="paragraph" style:parent-style-name="Standard">
      <style:text-properties fo:font-variant="normal" fo:text-transform="none" fo:color="#24292f" style:font-name="ui-monospace" fo:font-size="9.75pt" fo:letter-spacing="normal" fo:font-style="normal" fo:font-weight="normal" officeooo:rsid="001db6be" officeooo:paragraph-rsid="001db6be"/>
    </style:style>
    <style:style style:name="P14" style:family="paragraph" style:parent-style-name="Standard">
      <style:text-properties fo:font-variant="normal" fo:text-transform="none" fo:color="#24292f" style:font-name="ui-monospace" fo:font-size="9.75pt" fo:letter-spacing="normal" fo:font-style="normal" fo:font-weight="normal" officeooo:rsid="001f261d" officeooo:paragraph-rsid="001f261d"/>
    </style:style>
    <style:style style:name="P15" style:family="paragraph" style:parent-style-name="Standard">
      <style:text-properties fo:font-variant="normal" fo:text-transform="none" fo:color="#24292f" style:font-name="ui-monospace" fo:font-size="9.75pt" fo:letter-spacing="normal" fo:font-style="normal" fo:font-weight="bold" officeooo:rsid="001db6be" officeooo:paragraph-rsid="001db6be" style:font-weight-asian="bold" style:font-weight-complex="bold"/>
    </style:style>
    <style:style style:name="P16" style:family="paragraph" style:parent-style-name="Standard">
      <style:text-properties fo:font-variant="normal" fo:text-transform="none" fo:color="#696969" style:font-name="SFMono-Regular" fo:font-size="10.5pt" fo:letter-spacing="normal" fo:font-style="normal" fo:font-weight="normal" officeooo:rsid="001f261d" officeooo:paragraph-rsid="001f261d"/>
    </style:style>
    <style:style style:name="P17" style:family="paragraph" style:parent-style-name="Standard">
      <style:text-properties fo:font-variant="normal" fo:text-transform="none" fo:color="#696969" style:font-name="SFMono-Regular" fo:font-size="10.5pt" fo:letter-spacing="normal" fo:font-style="normal" fo:font-weight="normal" officeooo:rsid="0020f5ee" officeooo:paragraph-rsid="0020f5ee"/>
    </style:style>
    <style:style style:name="P18" style:family="paragraph" style:parent-style-name="Standard">
      <style:text-properties fo:font-variant="normal" fo:text-transform="none" fo:color="#696969" style:font-name="SFMono-Regular" fo:font-size="10.5pt" fo:letter-spacing="normal" fo:font-style="normal" fo:font-weight="normal" officeooo:rsid="0022be81" officeooo:paragraph-rsid="0022be81"/>
    </style:style>
    <style:style style:name="P19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bold" officeooo:rsid="001f261d" officeooo:paragraph-rsid="001f261d" style:font-weight-asian="bold" style:font-weight-complex="bold"/>
    </style:style>
    <style:style style:name="P20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bold" officeooo:rsid="0020f5ee" officeooo:paragraph-rsid="0020f5ee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bold" officeooo:rsid="0022be81" officeooo:paragraph-rsid="0022be81" style:font-weight-asian="bold" style:font-weight-complex="bold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bold" officeooo:rsid="0029f1bb" officeooo:paragraph-rsid="0029f1bb" style:font-weight-asian="bold" style:font-weight-complex="bold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bold" officeooo:rsid="0020f5ee" officeooo:paragraph-rsid="0020f5ee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bold" officeooo:rsid="001f261d" officeooo:paragraph-rsid="001f261d"/>
    </style:style>
    <style:style style:name="P25" style:family="paragraph" style:parent-style-name="Standard">
      <style:text-properties fo:font-variant="normal" fo:text-transform="none" fo:color="#000000" style:font-name="ui-monospace" fo:font-size="9.75pt" fo:letter-spacing="normal" fo:font-style="normal" fo:font-weight="bold" officeooo:rsid="00281cbc" officeooo:paragraph-rsid="00281cbc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7" style:family="paragraph" style:parent-style-name="Standard">
      <style:text-properties fo:font-weight="bold" officeooo:paragraph-rsid="001db6be" style:font-weight-asian="bold" style:font-weight-complex="bold"/>
    </style:style>
    <style:style style:name="P28" style:family="paragraph" style:parent-style-name="Heading_20_1">
      <style:text-properties fo:font-variant="normal" fo:text-transform="none" fo:color="#000000" style:font-name="Neutrif" fo:font-size="10.5pt" fo:letter-spacing="-0.026cm" fo:font-style="normal" fo:font-weight="normal" officeooo:rsid="0022be81" officeooo:paragraph-rsid="002bb14f"/>
    </style:style>
    <style:style style:name="P29" style:family="paragraph" style:parent-style-name="Standard">
      <style:text-properties fo:font-variant="normal" fo:text-transform="none" fo:color="#242424" style:font-name="apple-system" fo:font-size="10.5pt" fo:letter-spacing="normal" fo:font-style="normal" fo:font-weight="normal" officeooo:rsid="001db6be" officeooo:paragraph-rsid="001db6be"/>
    </style:style>
    <style:style style:name="P30" style:family="paragraph" style:parent-style-name="Standard">
      <style:text-properties fo:font-variant="normal" fo:text-transform="none" fo:color="#696969" style:font-name="SFMono-Regular" fo:font-size="10.5pt" fo:letter-spacing="normal" fo:font-style="normal" fo:font-weight="normal" officeooo:rsid="0020f5ee" officeooo:paragraph-rsid="0020f5ee"/>
    </style:style>
    <style:style style:name="P31" style:family="paragraph" style:parent-style-name="Standard">
      <style:text-properties fo:font-variant="normal" fo:text-transform="none" fo:color="#696969" style:font-name="SFMono-Regular" fo:font-size="10.5pt" fo:letter-spacing="normal" fo:font-style="normal" fo:font-weight="normal" officeooo:rsid="0037ed3d" officeooo:paragraph-rsid="0037ed3d"/>
    </style:style>
    <style:style style:name="T1" style:family="text">
      <style:text-properties fo:color="#569cd6" style:font-name="SFMono-Regular"/>
    </style:style>
    <style:style style:name="T2" style:family="text">
      <style:text-properties fo:color="#569cd6" style:font-name="Droid Sans Mono" fo:background-color="#1e1e1e" loext:char-shading-value="0"/>
    </style:style>
    <style:style style:name="T3" style:family="text">
      <style:text-properties fo:color="#c586c0"/>
    </style:style>
    <style:style style:name="T4" style:family="text">
      <style:text-properties fo:color="#c586c0" fo:background-color="#1e1e1e" loext:char-shading-value="0"/>
    </style:style>
    <style:style style:name="T5" style:family="text">
      <style:text-properties fo:color="#9cdcfe"/>
    </style:style>
    <style:style style:name="T6" style:family="text">
      <style:text-properties fo:color="#9cdcfe" fo:background-color="#1e1e1e" loext:char-shading-value="0"/>
    </style:style>
    <style:style style:name="T7" style:family="text">
      <style:text-properties fo:background-color="#1e1e1e" loext:char-shading-value="0"/>
    </style:style>
    <style:style style:name="T8" style:family="text">
      <style:text-properties officeooo:rsid="001f261d"/>
    </style:style>
    <style:style style:name="T9" style:family="text">
      <style:text-properties fo:color="#666666"/>
    </style:style>
    <style:style style:name="T10" style:family="text">
      <style:text-properties fo:color="#666666" style:font-name="SFMono-Regular" fo:font-size="10.5pt"/>
    </style:style>
    <style:style style:name="T11" style:family="text">
      <style:text-properties style:font-name="SFMono-Regular"/>
    </style:style>
    <style:style style:name="T12" style:family="text">
      <style:text-properties fo:color="#7928a1" style:font-name="SFMono-Regular" fo:font-size="10.5pt"/>
    </style:style>
    <style:style style:name="T13" style:family="text">
      <style:text-properties fo:color="#696969" style:font-name="SFMono-Regular" fo:font-size="10.5pt"/>
    </style:style>
    <style:style style:name="T14" style:family="text">
      <style:text-properties style:font-name="ui-monospace" fo:background-color="transparent" loext:char-shading-value="0" loext:padding="0cm" loext:border="none"/>
    </style:style>
    <style:style style:name="T15" style:family="text">
      <style:text-properties officeooo:rsid="0026e289"/>
    </style:style>
    <style:style style:name="T16" style:family="text">
      <style:text-properties officeooo:rsid="001db6b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e289" style:font-weight-asian="bold" style:font-weight-complex="bold"/>
    </style:style>
    <style:style style:name="T19" style:family="text">
      <style:text-properties fo:font-weight="bold" officeooo:rsid="00281cbc" style:font-weight-asian="bold" style:font-weight-complex="bold"/>
    </style:style>
    <style:style style:name="T20" style:family="text">
      <style:text-properties fo:color="#d4d4d4" style:font-name="Droid Sans Mono" fo:background-color="#1e1e1e" loext:char-shading-value="0"/>
    </style:style>
    <style:style style:name="T21" style:family="text">
      <style:text-properties fo:color="#24292f" style:font-name="ui-monospace" fo:font-size="9.75pt" fo:font-weight="normal"/>
    </style:style>
    <style:style style:name="T22" style:family="text">
      <style:text-properties fo:color="#24292f" style:font-name="ui-monospace" fo:font-size="9.75pt" fo:font-weight="normal" style:font-weight-asian="normal" style:font-weight-complex="normal"/>
    </style:style>
    <style:style style:name="T23" style:family="text">
      <style:text-properties fo:color="#24292f" style:font-name="ui-monospace" fo:font-size="9.75pt" fo:font-weight="normal" officeooo:rsid="0026e289" style:font-weight-asian="normal" style:font-weight-complex="normal"/>
    </style:style>
    <style:style style:name="T24" style:family="text">
      <style:text-properties fo:color="#24292f" style:font-name="ui-monospace" fo:font-size="9.75pt" style:font-weight-asian="bold" style:font-weight-complex="bold"/>
    </style:style>
    <style:style style:name="T25" style:family="text">
      <style:text-properties fo:color="#24292f" style:font-name="ui-monospace" fo:font-size="9.75pt" officeooo:rsid="0026e289" style:font-weight-asian="bold" style:font-weight-complex="bold"/>
    </style:style>
    <style:style style:name="T26" style:family="text">
      <style:text-properties style:font-weight-asian="bold" style:font-weight-complex="bold"/>
    </style:style>
    <style:style style:name="T27" style:family="text">
      <style:text-properties officeooo:rsid="0026e289" style:font-weight-asian="bold" style:font-weight-complex="bold"/>
    </style:style>
    <style:style style:name="T28" style:family="text">
      <style:text-properties officeooo:rsid="00270695" style:font-weight-asian="bold" style:font-weight-complex="bold"/>
    </style:style>
    <style:style style:name="T29" style:family="text">
      <style:text-properties fo:font-weight="normal"/>
    </style:style>
    <style:style style:name="T30" style:family="text">
      <style:text-properties officeooo:rsid="00270695"/>
    </style:style>
    <style:style style:name="T31" style:family="text">
      <style:text-properties fo:color="#000000" style:font-name="Roboto"/>
    </style:style>
    <style:style style:name="T32" style:family="text">
      <style:text-properties fo:color="#000000" officeooo:rsid="002ce65f"/>
    </style:style>
    <style:style style:name="T33" style:family="text">
      <style:text-properties fo:color="#2a6099" style:font-size-asian="10.5pt" style:font-size-complex="10.5pt"/>
    </style:style>
    <style:style style:name="T34" style:family="text">
      <style:text-properties fo:color="#2a6099" style:font-name="SFMono-Regular" fo:letter-spacing="normal"/>
    </style:style>
    <style:style style:name="T35" style:family="text">
      <style:text-properties fo:color="#030303" style:font-name="Roboto"/>
    </style:style>
    <style:style style:name="T36" style:family="text">
      <style:text-properties style:font-size-asian="10.5pt" style:font-size-complex="10.5pt"/>
    </style:style>
    <style:style style:name="T37" style:family="text">
      <style:text-properties officeooo:rsid="002ce6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5">In </text:span><text:span text:style-name="T8">the n</text:span><text:span text:style-name="T16">ew folder</text:span></text:p>
      <text:p text:style-name="P4"/>
      <text:p text:style-name="P5">git clone <text:a xlink:type="simple" xlink:href="mailto:git@github.com" text:style-name="Internet_20_link" text:visited-style-name="Visited_20_Internet_20_Link">git@github.com</text:a>:zhartaunik/magento2-docker.git .</text:p>
      <text:p text:style-name="P5"/>
      <text:p text:style-name="P6"><text:span text:style-name="T15">I</text:span><text:span text:style-name="T18">n</text:span><text:span text:style-name="T15"> </text:span><text:s/>.env.dist <text:span text:style-name="T17">delete dist </text:span><text:span text:style-name="T18">and add <text:s/></text:span><text:span text:style-name="T2">LOCAL_HOST_IP</text:span><text:span text:style-name="T20">=192.168.100.16</text:span></text:p>
      <text:p text:style-name="P5"/>
      <text:p text:style-name="P5"><text:span text:style-name="T18">In </text:span>composer.env.sample <text:span text:style-name="T17">delete ‘sample’</text:span></text:p>
      <text:p text:style-name="P5"><text:span text:style-name="T18">and </text:span><text:span text:style-name="T17">add </text:span><text:span text:style-name="T18">fill</text:span></text:p>
      <text:p text:style-name="P5">COMPOSER_MAGENTO_USERNAME=25446234368f6838a236f95d0309d21b</text:p>
      <text:p text:style-name="P5">COMPOSER_MAGENTO_PASSWORD=b02819bda9ca1a0e223d1fc7822a6aa9</text:p>
      <text:p text:style-name="P5"/>
      <text:p text:style-name="P9"><text:span text:style-name="T27">I</text:span><text:span text:style-name="T26">n <text:s/></text:span><text:span text:style-name="T29">docker/php-cli/Dockerfile </text:span><text:span text:style-name="T26">and in</text:span><text:span text:style-name="T29"> docker/php-fpm/Dockerfile </text:span></text:p>
      <text:p text:style-name="P8">strings</text:p>
      <text:p text:style-name="P10"><text:span text:style-name="T3">RUN</text:span> <text:span text:style-name="T5">groupadd</text:span> <text:span text:style-name="T5">-g</text:span> <text:span text:style-name="T5">1000</text:span> <text:span text:style-name="T5">magento</text:span></text:p>
      <text:p text:style-name="P26"><text:span text:style-name="T3">RUN</text:span> <text:span text:style-name="T5">useradd</text:span> <text:span text:style-name="T5">--no-log-init</text:span> <text:span text:style-name="T5">-d</text:span> <text:span text:style-name="T5">/home/magento</text:span> <text:span text:style-name="T5">-s</text:span> <text:span text:style-name="T5">/bin/bash</text:span> <text:span text:style-name="T5">-u</text:span> <text:span text:style-name="T5">1000</text:span> <text:span text:style-name="T5">-g</text:span> <text:span text:style-name="T5">1000</text:span> <text:span text:style-name="T5">magento</text:span></text:p>
      <text:p text:style-name="P7"><text:span text:style-name="T8">change </text:span>to</text:p>
      <text:p text:style-name="P12"><text:span text:style-name="T4">RUN</text:span><text:span text:style-name="T7"> </text:span><text:span text:style-name="T6">groupadd</text:span><text:span text:style-name="T7"> </text:span><text:span text:style-name="T6">-g</text:span><text:span text:style-name="T7"> </text:span><text:span text:style-name="T6">1552200513</text:span><text:span text:style-name="T7"> </text:span><text:span text:style-name="T6">magento</text:span></text:p>
      <text:p text:style-name="P26"><text:span text:style-name="T3">RUN</text:span> <text:span text:style-name="T5">useradd</text:span> <text:span text:style-name="T5">--no-log-init</text:span> <text:span text:style-name="T5">-d</text:span> <text:span text:style-name="T5">/home/magento</text:span> <text:span text:style-name="T5">-s</text:span> <text:span text:style-name="T5">/bin/bash</text:span> <text:span text:style-name="T5">-u</text:span> <text:span text:style-name="T5">1552265916</text:span> <text:span text:style-name="T5">-g</text:span> <text:span text:style-name="T5">1552200513</text:span> <text:span text:style-name="T5">magento</text:span></text:p>
      <text:p text:style-name="P5"/>
      <text:p text:style-name="P9"><text:span text:style-name="T27">I</text:span><text:span text:style-name="T26">n <text:s text:c="2"/></text:span><text:span text:style-name="T21">docker/nginx/etc/certs </text:span><text:span text:style-name="T24">remove ‘.dist’ </text:span><text:span text:style-name="T25">in </text:span><text:span text:style-name="T24"><text:s/></text:span><text:span text:style-name="T22">magento.crt.</text:span><text:span text:style-name="T23">dist</text:span><text:span text:style-name="T24"> </text:span><text:span text:style-name="T25">and </text:span><text:span text:style-name="T23">magento.key.dist</text:span></text:p>
      <text:p text:style-name="P13"/>
      <text:p text:style-name="P25">Next</text:p>
      <text:p text:style-name="P1">openssl req -x509 -nodes -days 365 -newkey rsa:2048 -keyout magento.key -out magento.crt</text:p>
      <text:p text:style-name="P15">and fill the form carefully</text:p>
      <text:p text:style-name="P13"/>
      <text:p text:style-name="P25">Next</text:p>
      <text:p text:style-name="P1">sudo sysctl -w vm.max_map_count=262144</text:p>
      <text:p text:style-name="P13"/>
      <text:p text:style-name="P14"><text:span text:style-name="T19">M</text:span><text:span text:style-name="T17">ake</text:span> ‘<text:span text:style-name="T17">magento’</text:span> <text:span text:style-name="T17">folder and in this folder</text:span></text:p>
      <text:p text:style-name="P14"><text:span text:style-name="T10">composer </text:span><text:span text:style-name="T12">create</text:span><text:span text:style-name="T10">-</text:span><text:span text:style-name="T12">project</text:span><text:span text:style-name="T9"> </text:span><text:span text:style-name="T13">--repository-url=https://repo.magento.com/ magento/project-community-edition=2.4.4 .</text:span></text:p>
      <text:p text:style-name="P16"/>
      <text:p text:style-name="P25">Next</text:p>
      <text:p text:style-name="P2"><text:span text:style-name="Source_20_Text"><text:span text:style-name="T14">composer require magento/pwa</text:span></text:span></text:p>
      <text:p text:style-name="P16"/>
      <text:p text:style-name="P25">Next</text:p>
      <text:p text:style-name="P16">composer require --no-interaction --ansi magento/venia-sample-data:*</text:p>
      <text:p text:style-name="P16"/>
      <text:p text:style-name="P24"><text:span text:style-name="T28">G</text:span><text:span text:style-name="T26">o to root and</text:span></text:p>
      <text:p text:style-name="P16">make docker:build &amp;&amp; make docker:magento</text:p>
      <text:p text:style-name="P16"/>
      <text:p text:style-name="P25">Next</text:p>
      <text:p text:style-name="P16">make mg </text:p>
      <text:p text:style-name="P19">and</text:p>
      <text:p text:style-name="P3">magento-build &amp;&amp; magento-install</text:p>
      <text:p text:style-name="P16"/>
      <text:p text:style-name="P20"><text:span text:style-name="T30">M</text:span>a<text:span text:style-name="T30">de</text:span> folder ‘pwa’</text:p>
      <text:p text:style-name="P17">cd pwa</text:p>
      <text:p text:style-name="P17">npm init @magento/pwa</text:p>
      <text:p text:style-name="P31"/>
      <text:p text:style-name="P31">– first question - ‘.’</text:p>
      <text:p text:style-name="P17"/>
      <text:p text:style-name="P23"><text:span text:style-name="T28">I</text:span><text:span text:style-name="T26">n <text:s/>‘</text:span><text:span text:style-name="T29">pwa/.env’</text:span></text:p>
      <text:p text:style-name="P11"><text:span text:style-name="T1">MAGENTO_BACKEND_URL</text:span><text:span text:style-name="T11">=https://magento2.docker</text:span></text:p>
      <text:p text:style-name="P17"/>
      <text:p text:style-name="P21"><text:span text:style-name="T30">G</text:span>o to root</text:p>
      <text:p text:style-name="P18">make docker:magic</text:p>
      <text:p text:style-name="P18">cd pwa</text:p>
      <text:p text:style-name="P18"><text:soft-page-break/>yarn watch</text:p>
      <text:p text:style-name="P18"/>
      <text:p text:style-name="P22">Useful links</text:p>
      <text:p text:style-name="P18"/>
      <text:p text:style-name="P18"><text:span text:style-name="T35">Docker Local Environment: <text:s/></text:span><text:a xlink:type="simple" xlink:href="https://github.com/zhartaunik/magento2-docker/blob/master/README.md" text:style-name="Internet_20_link" text:visited-style-name="Visited_20_Internet_20_Link">https://github.com/zhartaunik/magento2-docker/blob/master/README.md</text:a></text:p>
      <text:h text:style-name="P28" text:outline-level="1"><text:span text:style-name="T36">How to Install Magento 2.4.4 on Ubuntu 20.04: <text:s/></text:span><text:span text:style-name="T33"><text:s text:c="2"/></text:span><text:a xlink:type="simple" xlink:href="https://www.mgt-commerce.com/tutorial/how-to-install-magento-2-4-4-on-ubuntu-20-04/" text:style-name="Internet_20_link" text:visited-style-name="Visited_20_Internet_20_Link"><text:span text:style-name="T34">https://www.mgt-commerce.com/tutorial/how-to-install-magento-2-4-4-on-ubuntu-20-04/</text:span></text:a></text:h>
      <text:p text:style-name="P18"><text:span text:style-name="T35">Venia Sample Data:</text:span><text:span text:style-name="T31"> </text:span><text:a xlink:type="simple" xlink:href="https://developer.adobe.com/commerce/pwa-studio/guides/packages/venia/sample-data/" text:style-name="Internet_20_link" text:visited-style-name="Visited_20_Internet_20_Link">https://developer.adobe.com/commerce/pwa-studio/guides/packages/venia/sample-data/</text:a></text:p>
      <text:p text:style-name="P18"/>
      <text:p text:style-name="P18"><text:span text:style-name="T35">Docker Local Environment Documentation: <text:s/></text:span><text:a xlink:type="simple" xlink:href="https://github.com/sashas777/magento-docker-pipelines/wiki/Docker-Local-Environment-For-A-New-Project" text:style-name="Internet_20_link" text:visited-style-name="Visited_20_Internet_20_Link">https://github.com/sashas777/magento-docker-pipelines/wiki/Docker-Local-Environment-For-A-New-Project</text:a></text:p>
      <text:p text:style-name="P18"/>
      <text:p text:style-name="P18"><text:span text:style-name="T35">PWA Storefront setup: <text:s/></text:span><text:a xlink:type="simple" xlink:href="https://developer.adobe.com/commerce/pwa-studio/tutorials/setup-storefront/" text:style-name="Internet_20_link" text:visited-style-name="Visited_20_Internet_20_Link">https://developer.adobe.com/commerce/pwa-studio/tutorials/setup-storefront/</text:a></text:p>
      <text:p text:style-name="P18"/>
      <text:p text:style-name="P18"><text:span text:style-name="T32">How to install PWA Venia video:</text:span><text:span text:style-name="T37"> </text:span><text:a xlink:type="simple" xlink:href="https://www.youtube.com/watch?v=hSAthjgIKE0&amp;t=155s" text:style-name="Internet_20_link" text:visited-style-name="Visited_20_Internet_20_Link">https://www.youtube.com/watch?v=hSAthjgIKE0&amp;t=155s</text:a></text:p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Neutrif" svg:font-family="Neutrif, sans-serif"/>
    <style:font-face style:name="Roboto" svg:font-family="Roboto, Arial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'Apple Color Emoji', 'Segoe UI Emoji', 'Segoe UI Web'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4:06:59.735072321</meta:creation-date>
    <dc:date>2022-06-24T09:35:34.640085905</dc:date>
    <meta:editing-duration>PT6H30M43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199" meta:character-count="2039" meta:non-whitespace-character-count="1878"/>
  </office:meta>
</office:document-meta>
</file>